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547cm" fo:min-width="8.563cm"/>
    </style:style>
    <style:style style:name="gr2" style:family="graphic" style:parent-style-name="standard">
      <style:graphic-properties draw:textarea-horizontal-align="justify" draw:textarea-vertical-align="middle" draw:auto-grow-height="false" fo:min-height="3.548cm" fo:min-width="8.563cm"/>
    </style:style>
    <style:style style:name="gr3" style:family="graphic" style:parent-style-name="standard">
      <style:graphic-properties svg:stroke-color="#006600" draw:fill-color="#ccffcc" draw:textarea-horizontal-align="justify" draw:textarea-vertical-align="middle" draw:auto-grow-height="false" fo:min-height="2.306cm" fo:min-width="7.016cm"/>
    </style:style>
    <style:style style:name="gr4" style:family="graphic" style:parent-style-name="standard">
      <style:graphic-properties svg:stroke-color="#006600" draw:fill-color="#ccffcc" draw:textarea-horizontal-align="justify" draw:textarea-vertical-align="middle" draw:auto-grow-height="false" fo:min-height="2.305cm" fo:min-width="4.929cm"/>
    </style:style>
    <style:style style:name="gr5" style:family="graphic" style:parent-style-name="standard">
      <style:graphic-properties svg:stroke-color="#006600" draw:fill-color="#ccffcc" draw:textarea-horizontal-align="justify" draw:textarea-vertical-align="middle" draw:auto-grow-height="false" fo:min-height="2.305cm" fo:min-width="3.369cm"/>
    </style:style>
    <style:style style:name="gr6" style:family="graphic" style:parent-style-name="standard">
      <style:graphic-properties svg:stroke-color="#00331a" draw:fill-color="#ccffcc" draw:textarea-horizontal-align="justify" draw:textarea-vertical-align="middle" draw:auto-grow-height="false" fo:min-height="1.584cm" fo:min-width="2.6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ff9900" draw:fill-color="#ffffcc" draw:textarea-horizontal-align="justify" draw:textarea-vertical-align="middle" draw:auto-grow-height="false" fo:min-height="1.584cm" fo:min-width="2.085cm"/>
    </style:style>
    <style:style style:name="gr9" style:family="graphic" style:parent-style-name="standard">
      <style:graphic-properties draw:stroke="none" draw:fill="none" fo:min-height="1.889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ccffcc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cc"/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4pt" fo:font-style="italic" style:font-size-asian="24pt" style:font-style-asian="italic" style:font-size-complex="24pt" style:font-style-complex="italic"/>
    </style:style>
    <style:style style:name="P8" style:family="paragraph">
      <loext:graphic-properties draw:fill="none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063cm" svg:height="3.797cm" svg:x="6.463cm" svg:y="16.297cm">
          <text:p text:style-name="P1">4 images<text:line-break/>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063cm" svg:height="3.797cm" svg:x="5.928cm" svg:y="16.521cm">
          <text:p text:style-name="P1">4 images<text:line-break/>buff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063cm" svg:height="3.798cm" svg:x="5.393cm" svg:y="16.745cm">
          <text:p text:style-name="P1">4 images<text:line-break/>buff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063cm" svg:height="3.797cm" svg:x="4.858cm" svg:y="16.97cm">
          <text:p text:style-name="P2"><text:span text:style-name="T1">4-frame buffer</text:span><text:span text:style-name="T1"><text:line-break/></text:span><text:span text:style-name="T2">[ None, 42, 42, 4 ]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516cm" svg:height="2.556cm" svg:x="6.06cm" svg:y="13.186cm">
          <text:p text:style-name="P3"><text:span text:style-name="T3">conv 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29cm" svg:height="2.555cm" svg:x="6.988cm" svg:y="9.952cm">
          <text:p text:style-name="P3"><text:span text:style-name="T3">conv 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69cm" svg:height="2.555cm" svg:x="7.819cm" svg:y="6.623cm">
          <text:p text:style-name="P3"><text:span text:style-name="T3">conv 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3.302cm" svg:height="2.032cm" svg:x="8.106cm" svg:y="3.86cm">
          <text:p text:style-name="P3"><text:span text:style-name="T3">d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5" draw:layer="layout" svg:x1="9.684cm" svg:y1="6.623cm" svg:x2="9.684cm" svg:y2="5.892cm">
          <text:p/>
        </draw:line>
        <draw:line draw:style-name="gr7" draw:text-style-name="P5" draw:layer="layout" svg:x1="9.684cm" svg:y1="9.924cm" svg:x2="9.684cm" svg:y2="9.193cm">
          <text:p/>
        </draw:line>
        <draw:line draw:style-name="gr7" draw:text-style-name="P5" draw:layer="layout" svg:x1="9.684cm" svg:y1="13.225cm" svg:x2="9.684cm" svg:y2="12.494cm">
          <text:p/>
        </draw:line>
        <draw:line draw:style-name="gr7" draw:text-style-name="P5" draw:layer="layout" svg:x1="9.684cm" svg:y1="16.425cm" svg:x2="9.684cm" svg:y2="15.694cm">
          <text:p/>
        </draw:line>
        <draw:custom-shape draw:style-name="gr8" draw:text-style-name="P6" xml:id="id2" draw:id="id2" draw:layer="layout" svg:width="2.783cm" svg:height="2.032cm" svg:x="4.858cm" svg:y="0.861cm">
          <text:p text:style-name="P3"><text:span text:style-name="T3">V(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" draw:id="id3" draw:layer="layout" svg:width="2.783cm" svg:height="2.032cm" svg:x="11.858cm" svg:y="0.862cm">
          <text:p text:style-name="P3"><text:span text:style-name="T3">lo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9.757cm" svg:y1="3.86cm" svg:x2="7.641cm" svg:y2="1.877cm" draw:start-shape="id1" draw:start-glue-point="0" draw:end-shape="id2" draw:end-glue-point="1" svg:d="M9757 3860c0-1322-705-1983-2116-1983" svg:viewBox="0 0 2117 1984">
          <text:p/>
        </draw:connector>
        <draw:connector draw:style-name="gr7" draw:text-style-name="P5" draw:layer="layout" draw:type="curve" svg:x1="9.757cm" svg:y1="3.86cm" svg:x2="11.858cm" svg:y2="1.878cm" draw:start-shape="id1" draw:start-glue-point="0" draw:end-shape="id3" draw:end-glue-point="3" svg:d="M9757 3860c0-1322 700-1982 2101-1982" svg:viewBox="0 0 2102 1983">
          <text:p/>
        </draw:connector>
        <draw:frame draw:style-name="gr9" draw:text-style-name="P8" draw:layer="layout" svg:width="9.638cm" svg:height="2.139cm" svg:x="12.46cm" svg:y="6.886cm">
          <draw:text-box>
            <text:p text:style-name="P7"><text:span text:style-name="T2">32 filters, stride 2</text:span><text:span text:style-name="T2"><text:line-break/></text:span><text:span text:style-name="T2">e</text:span><text:span text:style-name="T2">lu</text:span></text:p>
          </draw:text-box>
        </draw:frame>
        <draw:frame draw:style-name="gr9" draw:text-style-name="P8" draw:layer="layout" svg:width="9.638cm" svg:height="2.139cm" svg:x="13.56cm" svg:y="10.187cm">
          <draw:text-box>
            <text:p text:style-name="P7"><text:span text:style-name="T2">32 filters, stride 2</text:span></text:p>
            <text:p text:style-name="P7"><text:span text:style-name="T2">e</text:span><text:span text:style-name="T2">lu</text:span></text:p>
          </draw:text-box>
        </draw:frame>
        <draw:frame draw:style-name="gr9" draw:text-style-name="P8" draw:layer="layout" svg:width="9.638cm" svg:height="2.139cm" svg:x="14.56cm" svg:y="13.388cm">
          <draw:text-box>
            <text:p text:style-name="P7"><text:span text:style-name="T2">32 filters, stride 2</text:span><text:span text:style-name="T2"><text:line-break/></text:span><text:span text:style-name="T2">e</text:span><text:span text:style-name="T2">lu</text:span></text:p>
          </draw:text-box>
        </draw:frame>
        <draw:frame draw:style-name="gr9" draw:text-style-name="P8" draw:layer="layout" svg:width="9.638cm" svg:height="2.139cm" svg:x="13.16cm" svg:y="3.987cm">
          <draw:text-box>
            <text:p text:style-name="P7"><text:span text:style-name="T4">128 units,</text:span></text:p>
            <text:p text:style-name="P7"><text:span text:style-name="T4">elu</text:span></text:p>
          </draw:text-box>
        </draw:frame>
        <draw:frame draw:style-name="gr9" draw:text-style-name="P8" draw:layer="layout" svg:width="9.638cm" svg:height="2.139cm" svg:x="15.16cm" svg:y="0.988cm">
          <draw:text-box>
            <text:p text:style-name="P7"><text:span text:style-name="T4">n_actions units,</text:span><text:span text:style-name="T4"><text:line-break/></text:span><text:span text:style-name="T4">linear</text:span></text:p>
          </draw:text-box>
        </draw:frame>
        <draw:frame draw:style-name="gr9" draw:text-style-name="P8" draw:layer="layout" svg:width="9.638cm" svg:height="2.139cm" svg:x="1.06cm" svg:y="0.889cm">
          <draw:text-box>
            <text:p text:style-name="P7"><text:span text:style-name="T4">1 unit, </text:span><text:span text:style-name="T4"><text:line-break/></text:span><text:span text:style-name="T4">linea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7:09:45.090309213</meta:creation-date>
    <dc:date>2017-12-06T07:24:24.934479219</dc:date>
    <meta:editing-duration>PT1M59S</meta:editing-duration>
    <meta:editing-cycles>1</meta:editing-cycles>
    <meta:generator>LibreOffice/5.1.6.2$Linux_X86_64 LibreOffice_project/10m0$Build-2</meta:generator>
    <meta:document-statistic meta:object-count="45"/>
  </office:meta>
</office:document-meta>
</file>